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eace" officeooo:paragraph-rsid="0009eace"/>
    </style:style>
    <style:style style:name="P2" style:family="paragraph" style:parent-style-name="Standard" style:list-style-name="L1">
      <style:text-properties officeooo:rsid="0009eace" officeooo:paragraph-rsid="0009eace"/>
    </style:style>
    <style:style style:name="P3" style:family="paragraph" style:parent-style-name="Standard" style:list-style-name="L1">
      <style:text-properties officeooo:rsid="000a632b" officeooo:paragraph-rsid="000a632b"/>
    </style:style>
    <style:style style:name="P4" style:family="paragraph" style:parent-style-name="Standard" style:list-style-name="L1">
      <style:text-properties officeooo:rsid="000be22f" officeooo:paragraph-rsid="000be22f"/>
    </style:style>
    <style:style style:name="P5" style:family="paragraph" style:parent-style-name="Standard" style:list-style-name="L1">
      <style:text-properties officeooo:rsid="000cde7b" officeooo:paragraph-rsid="000cde7b"/>
    </style:style>
    <style:style style:name="P6" style:family="paragraph" style:parent-style-name="Standard" style:list-style-name="L1">
      <style:text-properties officeooo:rsid="000eb5e0" officeooo:paragraph-rsid="000eb5e0"/>
    </style:style>
    <style:style style:name="P7" style:family="paragraph" style:parent-style-name="Standard" style:list-style-name="L1">
      <style:text-properties officeooo:rsid="000fc0a6" officeooo:paragraph-rsid="000fc0a6"/>
    </style:style>
    <style:style style:name="P8" style:family="paragraph" style:parent-style-name="Standard" style:list-style-name="L1">
      <style:text-properties officeooo:rsid="0011ca19" officeooo:paragraph-rsid="0011ca19"/>
    </style:style>
    <style:style style:name="P9" style:family="paragraph" style:parent-style-name="Standard" style:list-style-name="L1">
      <style:text-properties officeooo:rsid="00147b37" officeooo:paragraph-rsid="00147b37"/>
    </style:style>
    <style:style style:name="P10" style:family="paragraph" style:parent-style-name="Standard" style:list-style-name="L1">
      <style:text-properties officeooo:rsid="00162dec" officeooo:paragraph-rsid="00162dec"/>
    </style:style>
    <style:style style:name="P11" style:family="paragraph" style:parent-style-name="Standard" style:list-style-name="L1">
      <style:text-properties officeooo:rsid="0017c386" officeooo:paragraph-rsid="0017c386"/>
    </style:style>
    <style:style style:name="P12" style:family="paragraph" style:parent-style-name="Standard" style:list-style-name="L1">
      <style:text-properties officeooo:rsid="00187796" officeooo:paragraph-rsid="00187796"/>
    </style:style>
    <style:style style:name="P13" style:family="paragraph" style:parent-style-name="Standard" style:list-style-name="L1">
      <style:text-properties officeooo:rsid="0019c495" officeooo:paragraph-rsid="0019c495"/>
    </style:style>
    <style:style style:name="P14" style:family="paragraph" style:parent-style-name="Standard" style:list-style-name="L1">
      <style:text-properties officeooo:rsid="001c8103" officeooo:paragraph-rsid="001c8103"/>
    </style:style>
    <style:style style:name="P15" style:family="paragraph" style:parent-style-name="Standard" style:list-style-name="L1">
      <style:text-properties fo:font-weight="bold" officeooo:rsid="0009eace" officeooo:paragraph-rsid="0009eace" style:font-weight-asian="bold" style:font-weight-complex="bold"/>
    </style:style>
    <style:style style:name="P16" style:family="paragraph" style:parent-style-name="Standard" style:list-style-name="L1">
      <style:text-properties fo:font-weight="bold" officeooo:rsid="000c8d0f" officeooo:paragraph-rsid="000c8d0f" style:font-weight-asian="bold" style:font-weight-complex="bold"/>
    </style:style>
    <style:style style:name="P17" style:family="paragraph" style:parent-style-name="Standard" style:list-style-name="L1">
      <style:text-properties fo:font-weight="bold" officeooo:rsid="000cde7b" officeooo:paragraph-rsid="000cde7b" style:font-weight-asian="bold" style:font-weight-complex="bold"/>
    </style:style>
    <style:style style:name="P18" style:family="paragraph" style:parent-style-name="Standard" style:list-style-name="L1">
      <style:text-properties officeooo:rsid="001faa21" officeooo:paragraph-rsid="001faa2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f4c5c" style:font-style-asian="normal" style:font-style-complex="normal"/>
    </style:style>
    <style:style style:name="T4" style:family="text">
      <style:text-properties fo:font-style="normal" officeooo:rsid="000fc048" style:font-style-asian="normal" style:font-style-complex="normal"/>
    </style:style>
    <style:style style:name="T5" style:family="text">
      <style:text-properties fo:font-style="normal" officeooo:rsid="00134bb2" style:font-style-asian="normal" style:font-style-complex="normal"/>
    </style:style>
    <style:style style:name="T6" style:family="text">
      <style:text-properties fo:font-style="normal" officeooo:rsid="00162dec" style:font-style-asian="normal" style:font-style-complex="normal"/>
    </style:style>
    <style:style style:name="T7" style:family="text">
      <style:text-properties fo:font-style="normal" officeooo:rsid="0018ccb0" style:font-style-asian="normal" style:font-style-complex="normal"/>
    </style:style>
    <style:style style:name="T8" style:family="text">
      <style:text-properties officeooo:rsid="001aa3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ontology</text:p>
      <text:list xml:id="list5270824261740861711" text:style-name="L1">
        <text:list-item>
          <text:p text:style-name="P2">Three places where non-consequentialist theories may provide a better way of determining what is morally correct</text:p>
          <text:list>
            <text:list-item>
              <text:p text:style-name="P2">Options</text:p>
              <text:list>
                <text:list-item>
                  <text:p text:style-name="P2">For anyone with more than a basic standard of living, consequentialist theories would demand that they do quite a bit of giving, even when detrimental to their own state</text:p>
                </text:list-item>
                <text:list-item>
                  <text:p text:style-name="P2">Act consequentialism – very demanding</text:p>
                </text:list-item>
                <text:list-item>
                  <text:p text:style-name="P15">Deontologists have a duty to do good – but most see it as limited</text:p>
                </text:list-item>
              </text:list>
            </text:list-item>
            <text:list-item>
              <text:p text:style-name="P2">Duties of special relationships</text:p>
              <text:list>
                <text:list-item>
                  <text:p text:style-name="P15">We are allowed, even required sometimes, to give preferential treatment in our decisions to those we know or have special obligations to</text:p>
                </text:list-item>
                <text:list-item>
                  <text:p text:style-name="P2">This is considered morally correct because we <text:span text:style-name="T1">owe </text:span><text:span text:style-name="T2"><text:s/>things to these people, as they have generally given us some benefit or have intrinsic value to us</text:span></text:p>
                </text:list-item>
              </text:list>
            </text:list-item>
            <text:list-item>
              <text:p text:style-name="P3"><text:span text:style-name="T2">Constraints</text:span></text:p>
              <text:list>
                <text:list-item>
                  <text:p text:style-name="P3"><text:span text:style-name="T2">Avoid harming anyone</text:span></text:p>
                  <text:list>
                    <text:list-item>
                      <text:p text:style-name="P4"><text:span text:style-name="T2">Unless they are a threat (what does this mean??) or deserve punishment (wat??)</text:span></text:p>
                    </text:list-item>
                  </text:list>
                </text:list-item>
                <text:list-item>
                  <text:p text:style-name="P5"><text:span text:style-name="T2">Don't lie</text:span></text:p>
                </text:list-item>
                <text:list-item>
                  <text:p text:style-name="P5"><text:span text:style-name="T2">Don't torture</text:span></text:p>
                </text:list-item>
                <text:list-item>
                  <text:p text:style-name="P5"><text:span text:style-name="T2">These are supposedly intrinsic</text:span></text:p>
                </text:list-item>
                <text:list-item>
                  <text:p text:style-name="P16"><text:span text:style-name="T2">Constraints are always significant, but not always relevant, especially in </text:span><text:span text:style-name="T5">catastrophic</text:span><text:span text:style-name="T2"> situations</text:span></text:p>
                </text:list-item>
                <text:list-item>
                  <text:p text:style-name="P17"><text:span text:style-name="T2">Though this is true, sometimes these moral constraints </text:span></text:p>
                </text:list-item>
              </text:list>
            </text:list-item>
          </text:list>
        </text:list-item>
        <text:list-item>
          <text:p text:style-name="P6"><text:span text:style-name="T2">Difference between right and good</text:span></text:p>
          <text:list>
            <text:list-item>
              <text:p text:style-name="P6"><text:span text:style-name="T2">Right: The correctness, morally, of an action</text:span></text:p>
            </text:list-item>
            <text:list-item>
              <text:p text:style-name="P6"><text:span text:style-name="T2">Good: The impact of the actions on individuals (consequences)</text:span></text:p>
            </text:list-item>
            <text:list-item>
              <text:p text:style-name="P6"><text:span text:style-name="T2">Consequentialism: Right determines the good, because the only thing that matters is the good (the consequences)</text:span></text:p>
            </text:list-item>
            <text:list-item>
              <text:p text:style-name="P6"><text:span text:style-name="T2">From a deontological perspective, right is considered to be </text:span><text:span text:style-name="T3">based </text:span><text:span text:style-name="T4">on a collection of things including constraints, special obligations, and options, along with the consequences of our actions (good). </text:span></text:p>
            </text:list-item>
          </text:list>
        </text:list-item>
        <text:list-item>
          <text:p text:style-name="P7">Agent neutral vs agent relative</text:p>
          <text:list>
            <text:list-item>
              <text:p text:style-name="P7">Neutral does not reference the agent (consequentialism)</text:p>
            </text:list-item>
            <text:list-item>
              <text:p text:style-name="P7">Relative references the agent (egoism, some forms of deontology)</text:p>
            </text:list-item>
            <text:list-item>
              <text:p text:style-name="P7">Special obligations, in particular, are agent-relative (you are required to help <text:span text:style-name="T1">your</text:span><text:span text:style-name="T2"> family, friends, and colleagues)</text:span></text:p>
            </text:list-item>
          </text:list>
        </text:list-item>
        <text:list-item>
          <text:p text:style-name="P8"><text:span text:style-name="T2">Kant</text:span></text:p>
          <text:list>
            <text:list-item>
              <text:p text:style-name="P8"><text:span text:style-name="T6">Categorical</text:span><text:span text:style-name="T2"> imperative (first formulation):</text:span></text:p>
              <text:list>
                <text:list-item>
                  <text:p text:style-name="P8"><text:span text:style-name="T2">Basically, you must act according to something that if it was a general rule would not create </text:span><text:span text:style-name="T5">contradiction</text:span></text:p>
                  <text:list>
                    <text:list-item>
                      <text:p text:style-name="P8"><text:span text:style-name="T2">AKA don't lie because it makes promises invalid</text:span></text:p>
                      <text:list>
                        <text:list-item>
                          <text:p text:style-name="P8"><text:span text:style-name="T2">This extends to such extreme circumstances</text:span></text:p>
                        </text:list-item>
                      </text:list>
                    </text:list-item>
                    <text:list-item>
                      <text:p text:style-name="P9"><text:span text:style-name="T2">Maxim test</text:span></text:p>
                      <text:list>
                        <text:list-item>
                          <text:p text:style-name="P9"><text:span text:style-name="T2">You must take the statement (in this case taking a loan without the intention of repaying it) and generalize it into an underlying</text:span></text:p>
                        </text:list-item>
                        <text:list-item>
                          <text:p text:style-name="P9"><text:span text:style-name="T2">“I will make lying promises whenever it benefits me”</text:span></text:p>
                        </text:list-item>
                        <text:list-item>
                          <text:p text:style-name="P9"><text:span text:style-name="T2">Can we make this universal without contradiction?</text:span></text:p>
                        </text:list-item>
                        <text:list-item>
                          <text:p text:style-name="P9"><text:soft-page-break/><text:span text:style-name="T2">No, because it would make promises not worth anything, and therefore not make you able to make said lying promis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2">Categorical imperative (second formulation):</text:span></text:p>
              <text:list>
                <text:list-item>
                  <text:p text:style-name="P11"><text:span text:style-name="T2">Treat everyone as a human being </text:span></text:p>
                </text:list-item>
                <text:list-item>
                  <text:p text:style-name="P11"><text:span text:style-name="T2">There exist people who are not able to make moral decisions at the level of a sentient moral actor, but have many similarities to moral actors</text:span></text:p>
                  <text:list>
                    <text:list-item>
                      <text:p text:style-name="P12"><text:span text:style-name="T2">This allows them to receive consideration on the level of a moral actor</text:span></text:p>
                    </text:list-item>
                    <text:list-item>
                      <text:p text:style-name="P12"><text:span text:style-name="T2">These include mentally retarded, </text:span><text:span text:style-name="T7">women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7">I</text:span><text:span text:style-name="T2">t is immoral to violate another person's autonomy</text:span></text:p>
            </text:list-item>
          </text:list>
        </text:list-item>
        <text:list-item>
          <text:p text:style-name="P13">Defending deontology</text:p>
          <text:list>
            <text:list-item>
              <text:p text:style-name="P13">Consequentialism cannot deny the claim by deontology that <text:span text:style-name="T8">there exists a non-derivative, agent-neutral component to morality</text:span></text:p>
            </text:list-item>
            <text:list-item>
              <text:p text:style-name="P14">Consequentialism cannot explain the intrinsic good of other things than basic good</text:p>
            </text:list-item>
            <text:list-item>
              <text:p text:style-name="P1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09:45:48.556850445</meta:creation-date>
    <meta:generator>LibreOffice/4.3.1.2$Linux_X86_64 LibreOffice_project/430m0$Build-2</meta:generator>
    <dc:date>2014-09-25T10:53:43.612847831</dc:date>
    <meta:editing-duration>PT52M33S</meta:editing-duration>
    <meta:editing-cycles>24</meta:editing-cycles>
    <meta:document-statistic meta:table-count="0" meta:image-count="0" meta:object-count="0" meta:page-count="2" meta:paragraph-count="46" meta:word-count="499" meta:character-count="2994" meta:non-whitespace-character-count="2579"/>
  </office:meta>
</office:document-meta>
</file>